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67cm" fo:min-width="2.801cm"/>
    </style:style>
    <style:style style:name="gr2" style:family="graphic" style:parent-style-name="standard">
      <style:graphic-properties draw:textarea-horizontal-align="justify" draw:textarea-vertical-align="middle" draw:auto-grow-height="false" fo:min-height="2.901cm" fo:min-width="4.65cm"/>
    </style:style>
    <style:style style:name="gr3" style:family="graphic" style:parent-style-name="standard">
      <style:graphic-properties draw:textarea-horizontal-align="justify" draw:textarea-vertical-align="middle" draw:auto-grow-height="false" fo:min-height="2.901cm" fo:min-width="4.8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7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1.023cm"/>
    </style:style>
    <style:style style:name="gr9" style:family="graphic" style:parent-style-name="standard">
      <style:graphic-properties draw:textarea-horizontal-align="justify" draw:textarea-vertical-align="middle" draw:auto-grow-height="false" fo:min-height="2.05cm" fo:min-width="13.9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textarea-horizontal-align="justify" draw:textarea-vertical-align="middle" draw:auto-grow-height="false" fo:min-height="0.74cm" fo:min-width="0.56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cm" svg:height="4.2cm" svg:x="4.3cm" svg:y="11.5cm">
          <text:p text:style-name="P1">SQL </text:p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6.2cm" svg:height="4.2cm" svg:x="7.3cm" svg:y="21cm">
          <text:p text:style-name="P1">File storag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4cm" svg:height="4.2cm" svg:x="10.8cm" svg:y="11.5cm">
          <text:p text:style-name="P1">Blob storag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2" draw:layer="layout" svg:width="9.5cm" svg:height="1.2cm" svg:x="9.6cm" svg:y="25.7cm">
          <draw:text-box>
            <text:p text:style-name="P1"><text:s/>Upload data (PDF, CSV, XML)</text:p>
          </draw:text-box>
        </draw:frame>
        <draw:custom-shape draw:style-name="gr5" draw:text-style-name="P1" draw:layer="layout" svg:width="8cm" svg:height="2.5cm" svg:x="5.9cm" svg:y="17cm">
          <text:p text:style-name="P1">Data processing VM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2.2cm" svg:y1="17cm" svg:x2="13.6cm" svg:y2="15.7cm">
          <text:p/>
        </draw:line>
        <draw:frame draw:style-name="gr7" draw:text-style-name="P4" draw:layer="layout" svg:width="4.4cm" svg:height="1cm" svg:x="13.1cm" svg:y="16cm">
          <draw:text-box>
            <text:p>PDFs</text:p>
          </draw:text-box>
        </draw:frame>
        <draw:frame draw:style-name="gr8" draw:text-style-name="P4" draw:layer="layout" svg:width="3.8cm" svg:height="1.273cm" svg:x="2.2cm" svg:y="15.8cm">
          <draw:text-box>
            <text:p>Ingest data</text:p>
          </draw:text-box>
        </draw:frame>
        <draw:line draw:style-name="gr6" draw:text-style-name="P3" draw:layer="layout" svg:x1="8cm" svg:y1="17cm" svg:x2="5.9cm" svg:y2="15.7cm">
          <text:p/>
        </draw:line>
        <draw:custom-shape draw:style-name="gr9" draw:text-style-name="P1" draw:layer="layout" svg:width="14.4cm" svg:height="2.3cm" svg:x="3.7cm" svg:y="7.8cm">
          <text:p text:style-name="P1">App Service / API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4.6cm" svg:y1="11.5cm" svg:x2="14.1cm" svg:y2="10.1cm">
          <text:p/>
        </draw:line>
        <draw:frame draw:style-name="gr10" draw:text-style-name="P4" draw:layer="layout" svg:width="4.2cm" svg:height="0.962cm" svg:x="14.5cm" svg:y="10.4cm">
          <draw:text-box>
            <text:p>PDFs</text:p>
          </draw:text-box>
        </draw:frame>
        <draw:line draw:style-name="gr11" draw:text-style-name="P1" draw:layer="layout" svg:x1="5.8cm" svg:y1="11.5cm" svg:x2="7cm" svg:y2="10.1cm">
          <text:p/>
        </draw:line>
        <draw:frame draw:style-name="gr4" draw:text-style-name="P4" draw:layer="layout" svg:width="3.9cm" svg:height="1.2cm" svg:x="2.2cm" svg:y="10.3cm">
          <draw:text-box>
            <text:p>Patient data</text:p>
          </draw:text-box>
        </draw:frame>
        <draw:custom-shape draw:style-name="gr9" draw:text-style-name="P1" draw:layer="layout" svg:width="14.4cm" svg:height="2.3cm" svg:x="3.8cm" svg:y="3.6cm">
          <text:p text:style-name="P1">Angular JS User Interface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1cm" svg:y1="7.8cm" svg:x2="11.1cm" svg:y2="5.9cm">
          <text:p/>
        </draw:line>
        <draw:frame draw:style-name="gr12" draw:text-style-name="P4" draw:layer="layout" svg:width="7.5cm" svg:height="1.1cm" svg:x="11.4cm" svg:y="6.3cm">
          <draw:text-box>
            <text:p>JSON / HTML / PDFs</text:p>
          </draw:text-box>
        </draw:frame>
        <draw:line draw:style-name="gr6" draw:text-style-name="P3" draw:layer="layout" svg:x1="9.8cm" svg:y1="26.9cm" svg:x2="9.9cm" svg:y2="25.2cm">
          <text:p/>
        </draw:line>
        <draw:custom-shape draw:style-name="gr13" draw:text-style-name="P1" draw:layer="layout" svg:width="1.5cm" svg:height="1.4cm" svg:x="4.8cm" svg:y="1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" draw:layer="layout" svg:width="1.5cm" svg:height="1.4cm" svg:x="7.3cm" svg:y="1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" draw:layer="layout" svg:width="1.5cm" svg:height="1.4cm" svg:x="9.9cm" svg:y="1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" draw:layer="layout" svg:width="1.5cm" svg:height="1.4cm" svg:x="12.4cm" svg:y="1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" draw:layer="layout" svg:width="1.5cm" svg:height="1.4cm" svg:x="9.1cm" svg:y="26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6" draw:text-style-name="P3" draw:layer="layout" svg:x1="5.5cm" svg:y1="2.7cm" svg:x2="5.5cm" svg:y2="3.6cm">
          <text:p/>
        </draw:line>
        <draw:line draw:style-name="gr6" draw:text-style-name="P3" draw:layer="layout" svg:x1="8.1cm" svg:y1="2.6cm" svg:x2="8.1cm" svg:y2="3.6cm">
          <text:p/>
        </draw:line>
        <draw:line draw:style-name="gr6" draw:text-style-name="P3" draw:layer="layout" svg:x1="10.7cm" svg:y1="2.7cm" svg:x2="10.7cm" svg:y2="3.6cm">
          <text:p/>
        </draw:line>
        <draw:line draw:style-name="gr6" draw:text-style-name="P3" draw:layer="layout" svg:x1="13.2cm" svg:y1="2.7cm" svg:x2="13.2cm" svg:y2="3.6cm">
          <text:p/>
        </draw:line>
        <draw:line draw:style-name="gr6" draw:text-style-name="P3" draw:layer="layout" svg:x1="9.5cm" svg:y1="21cm" svg:x2="9.5cm" svg:y2="19.5cm">
          <text:p/>
        </draw:line>
        <draw:frame draw:style-name="gr4" draw:text-style-name="P4" draw:layer="layout" svg:width="9cm" svg:height="1.2cm" svg:x="9.4cm" svg:y="19.9cm">
          <draw:text-box>
            <text:p>Read data and proce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5:09:11.446386758</meta:creation-date>
    <dc:date>2019-02-11T15:29:10.519397217</dc:date>
    <meta:editing-duration>PT9M19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